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9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72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75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82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7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12:20:04.121884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6-27T15:53:36.223253833</dc:date>
    <dc:creator>DavidA </dc:creator>
    <meta:editing-duration>P1DT3H14M54S</meta:editing-duration>
    <meta:editing-cycles>89</meta:editing-cycles>
    <meta:generator>LibreOffice/6.0.7.3$Linux_X86_64 LibreOffice_project/00m0$Build-3</meta:generator>
    <meta:document-statistic meta:table-count="1" meta:cell-count="515" meta:object-count="0"/>
  </office:meta>
</office:document-meta>
</file>